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6cm" draw:marker-end-width="0.66cm" draw:textarea-horizontal-align="justify" draw:textarea-vertical-align="middle" draw:auto-grow-height="false" fo:min-height="18.165cm" fo:min-width="19.566cm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3.306cm" fo:min-width="15.883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-color="#ffffff" draw:textarea-horizontal-align="justify" draw:textarea-vertical-align="middle" draw:auto-grow-height="false" fo:min-height="3.204cm" fo:min-width="15.781cm" fo:padding-top="0.176cm" fo:padding-bottom="0.176cm" fo:padding-left="0.301cm" fo:padding-right="0.301cm"/>
    </style:style>
    <style:style style:name="gr5" style:family="graphic" style:parent-style-name="standard">
      <style:graphic-properties svg:stroke-width="0.152cm" svg:stroke-color="#000000" draw:marker-start-width="0.66cm" draw:marker-end-width="0.66cm" draw:textarea-horizontal-align="justify" draw:textarea-vertical-align="middle" draw:auto-grow-height="false" fo:min-height="30.611cm" fo:min-width="12.835cm" fo:padding-top="0.201cm" fo:padding-bottom="0.201cm" fo:padding-left="0.326cm" fo:padding-right="0.326cm"/>
    </style:style>
    <style:style style:name="gr6" style:family="graphic" style:parent-style-name="standard">
      <style:graphic-properties svg:stroke-width="0.152cm" svg:stroke-color="#000000" draw:marker-start-width="0.66cm" draw:marker-end-width="0.66cm" draw:textarea-horizontal-align="justify" draw:textarea-vertical-align="middle" draw:auto-grow-height="false" fo:min-height="4.195cm" fo:min-width="4.834cm" fo:padding-top="0.201cm" fo:padding-bottom="0.201cm" fo:padding-left="0.326cm" fo:padding-right="0.326cm"/>
    </style:style>
    <style:style style:name="gr7" style:family="graphic" style:parent-style-name="standard">
      <style:graphic-properties svg:stroke-width="0.152cm" svg:stroke-color="#000000" draw:marker-start-width="0.66cm" draw:marker-end-width="0.66cm" draw:textarea-horizontal-align="justify" draw:textarea-vertical-align="middle" draw:auto-grow-height="false" fo:min-height="4.043cm" fo:min-width="4.682cm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102cm" draw:marker-start="Arrow" draw:marker-start-width="0.61cm" draw:marker-end="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-color="#ffffff"/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066cm" svg:height="18.415cm" svg:x="18.838cm" svg:y="7.3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89cm" svg:height="1.517cm" svg:x="27.196cm" svg:y="7.928cm">
          <draw:text-box>
            <text:p><text:span text:style-name="T1">CPU</text:span></text:p>
          </draw:text-box>
        </draw:frame>
        <draw:custom-shape draw:style-name="gr3" draw:text-style-name="P3" draw:layer="layout" svg:width="16.383cm" svg:height="3.556cm" svg:x="20.743cm" svg:y="11.414cm">
          <text:p text:style-name="P1"><text:span text:style-name="T2">Arit</text:span><text:span text:style-name="T2">hm</text:span><text:span text:style-name="T2">etic </text:span><text:span text:style-name="T2">Lo</text:span><text:span text:style-name="T2">gic </text:span><text:span text:style-name="T2">Uni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383cm" svg:height="3.556cm" svg:x="20.743cm" svg:y="16.514cm">
          <text:p text:style-name="P1"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383cm" svg:height="3.556cm" svg:x="20.743cm" svg:y="21.314cm">
          <text:p text:style-name="P1"><text:span text:style-name="T2">C</text:span><text:span text:style-name="T2">o</text:span><text:span text:style-name="T2">n</text:span><text:span text:style-name="T2">t</text:span><text:span text:style-name="T2">r</text:span><text:span text:style-name="T2">o</text:span><text:span text:style-name="T2">l</text:span><text:span text:style-name="T2"> </text:span><text:span text:style-name="T2">U</text:span><text:span text:style-name="T2">n</text:span><text:span text:style-name="T2">i</text:span><text:span text:style-name="T2">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3.335cm" svg:height="30.861cm" svg:x="1.508cm" svg:y="2.27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8.732cm" svg:height="1.276cm" svg:x="3.921cm" svg:y="19.796cm">
          <draw:text-box>
            <text:p text:style-name="P5"><text:span text:style-name="T3">Instruction and Data</text:span></text:p>
          </draw:text-box>
        </draw:frame>
        <draw:custom-shape draw:style-name="gr6" draw:text-style-name="P8" draw:layer="layout" svg:width="5.334cm" svg:height="4.445cm" svg:x="43.418cm" svg:y="9.947cm">
          <text:p text:style-name="P7"><text:span text:style-name="T4">Inpu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334cm" svg:height="4.445cm" svg:x="43.418cm" svg:y="18.147cm">
          <text:p text:style-name="P7"><text:span text:style-name="T4">Output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43.418cm" svg:y1="12.303cm" svg:x2="38.973cm" svg:y2="12.303cm">
          <text:p/>
        </draw:line>
        <draw:line draw:style-name="gr9" draw:text-style-name="P9" draw:layer="layout" svg:x1="18.78cm" svg:y1="17.51cm" svg:x2="14.843cm" svg:y2="17.51cm">
          <text:p/>
        </draw:line>
        <draw:line draw:style-name="gr10" draw:text-style-name="P9" draw:layer="layout" svg:x1="43.335cm" svg:y1="20.403cm" svg:x2="38.89cm" svg:y2="20.4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7:11:49.116226769</meta:creation-date>
    <meta:editing-duration>PT4M2S</meta:editing-duration>
    <meta:editing-cycles>2</meta:editing-cycles>
    <meta:generator>LibreOffice/5.1.6.2$Linux_X86_64 LibreOffice_project/10m0$Build-2</meta:generator>
    <dc:date>2017-11-04T17:46:40.022398666</dc:date>
    <meta:document-statistic meta:object-count="12"/>
  </office:meta>
</office:document-meta>
</file>